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Framecontents" style:list-style-name="LFO1" style:family="paragraph"/>
    <style:style style:name="P3" style:parent-style-name="Caption" style:list-style-name="LFO2" style:family="paragraph"/>
    <style:style style:name="T4" style:parent-style-name="DefaultParagraphFont" style:family="text">
      <style:text-properties fo:font-style="normal" style:font-style-asian="normal" style:font-style-complex="normal"/>
    </style:style>
    <style:style style:name="T5" style:parent-style-name="DefaultParagraphFont" style:family="text">
      <style:text-properties fo:font-style="normal" style:font-style-asian="normal" style:font-style-complex="normal"/>
    </style:style>
    <style:style style:name="P6" style:parent-style-name="Caption" style:list-style-name="LFO2" style:family="paragraph"/>
    <style:style style:name="T7" style:parent-style-name="DefaultParagraphFont" style:family="text">
      <style:text-properties fo:font-style="normal" style:font-style-asian="normal" style:font-style-complex="normal"/>
    </style:style>
    <style:style style:name="P8" style:parent-style-name="Caption" style:list-style-name="LFO2" style:family="paragraph"/>
    <style:style style:name="T9" style:parent-style-name="DefaultParagraphFont" style:family="text">
      <style:text-properties fo:font-style="normal" style:font-style-asian="normal" style:font-style-complex="normal"/>
    </style:style>
    <style:style style:name="P10" style:parent-style-name="Caption" style:list-style-name="LFO2" style:family="paragraph"/>
    <style:style style:name="T11" style:parent-style-name="DefaultParagraphFont" style:family="text">
      <style:text-properties fo:font-style="normal" style:font-style-asian="normal" style:font-style-complex="normal"/>
    </style:style>
    <style:style style:name="P12" style:parent-style-name="Caption" style:list-style-name="LFO3" style:family="paragraph"/>
    <style:style style:name="T13" style:parent-style-name="DefaultParagraphFont" style:family="text">
      <style:text-properties fo:font-style="normal" style:font-style-asian="normal" style:font-style-complex="normal"/>
    </style:style>
    <style:style style:name="T14" style:parent-style-name="DefaultParagraphFont" style:family="text">
      <style:text-properties fo:font-style="normal" style:font-style-asian="normal" style:font-style-complex="normal"/>
    </style:style>
    <style:style style:name="P15" style:parent-style-name="Caption" style:list-style-name="LFO3" style:family="paragraph"/>
    <style:style style:name="T16" style:parent-style-name="DefaultParagraphFont" style:family="text">
      <style:text-properties fo:font-style="normal" style:font-style-asian="normal" style:font-style-complex="normal"/>
    </style:style>
    <style:style style:name="P17" style:parent-style-name="Caption" style:list-style-name="LFO3" style:family="paragraph"/>
    <style:style style:name="T18" style:parent-style-name="DefaultParagraphFont" style:family="text">
      <style:text-properties fo:font-style="normal" style:font-style-asian="normal" style:font-style-complex="normal"/>
    </style:style>
    <style:style style:name="T19" style:parent-style-name="DefaultParagraphFont" style:family="text">
      <style:text-properties fo:font-style="normal" style:font-style-asian="normal" style:font-style-complex="normal"/>
    </style:style>
    <style:style style:name="P20" style:parent-style-name="Caption" style:list-style-name="LFO4" style:family="paragraph"/>
    <style:style style:name="T21" style:parent-style-name="DefaultParagraphFont" style:family="text">
      <style:text-properties fo:font-style="normal" style:font-style-asian="normal" style:font-style-complex="normal"/>
    </style:style>
    <style:style style:name="T22" style:parent-style-name="DefaultParagraphFont" style:family="text">
      <style:text-properties fo:font-style="normal" style:font-style-asian="normal" style:font-style-complex="normal"/>
    </style:style>
    <style:style style:name="T23" style:parent-style-name="DefaultParagraphFont" style:family="text">
      <style:text-properties fo:font-style="normal" style:font-style-asian="normal" style:font-style-complex="normal"/>
    </style:style>
    <style:style style:name="P24" style:parent-style-name="Caption" style:list-style-name="LFO4" style:family="paragraph">
      <style:text-properties fo:font-style="normal" style:font-style-asian="normal" style:font-style-complex="normal"/>
    </style:style>
    <style:style style:name="P25" style:parent-style-name="Caption" style:list-style-name="LFO4" style:family="paragraph">
      <style:text-properties fo:font-style="normal" style:font-style-asian="normal" style:font-style-complex="normal"/>
    </style:style>
    <style:style style:name="P26" style:parent-style-name="Caption" style:list-style-name="LFO5" style:family="paragraph"/>
    <style:style style:name="T27" style:parent-style-name="DefaultParagraphFont" style:family="text">
      <style:text-properties fo:font-style="normal" style:font-style-asian="normal" style:font-style-complex="normal"/>
    </style:style>
    <style:style style:name="P28" style:parent-style-name="Caption" style:list-style-name="LFO5" style:family="paragraph"/>
    <style:style style:name="T29" style:parent-style-name="DefaultParagraphFont" style:family="text">
      <style:text-properties fo:font-style="normal" style:font-style-asian="normal" style:font-style-complex="normal"/>
    </style:style>
    <style:style style:name="T30" style:parent-style-name="DefaultParagraphFont" style:family="text">
      <style:text-properties fo:font-style="normal" style:font-style-asian="normal" style:font-style-complex="normal"/>
    </style:style>
    <style:style style:name="T31" style:parent-style-name="DefaultParagraphFont" style:family="text">
      <style:text-properties fo:font-style="normal" style:font-style-asian="normal" style:font-style-complex="normal"/>
    </style:style>
    <style:style style:name="P32" style:parent-style-name="Caption" style:list-style-name="LFO5" style:family="paragraph"/>
    <style:style style:name="T33" style:parent-style-name="DefaultParagraphFont" style:family="text">
      <style:text-properties fo:font-style="normal" style:font-style-asian="normal" style:font-style-complex="normal"/>
    </style:style>
    <style:style style:name="T34" style:parent-style-name="DefaultParagraphFont" style:family="text">
      <style:text-properties fo:font-style="normal" style:font-style-asian="normal" style:font-style-complex="normal"/>
    </style:style>
    <style:style style:name="P35" style:parent-style-name="Caption" style:list-style-name="LFO5" style:family="paragraph"/>
    <style:style style:name="T36" style:parent-style-name="DefaultParagraphFont" style:family="text">
      <style:text-properties fo:font-style="normal" style:font-style-asian="normal" style:font-style-complex="normal"/>
    </style:style>
    <style:style style:name="T37" style:parent-style-name="DefaultParagraphFont" style:family="text">
      <style:text-properties fo:font-style="normal" style:font-style-asian="normal" style:font-style-complex="normal"/>
    </style:style>
    <style:style style:name="P38" style:parent-style-name="Caption" style:list-style-name="LFO6" style:family="paragraph"/>
    <style:style style:name="T39" style:parent-style-name="DefaultParagraphFont" style:family="text">
      <style:text-properties fo:font-style="normal" style:font-style-asian="normal" style:font-style-complex="normal"/>
    </style:style>
    <style:style style:name="P40" style:parent-style-name="Caption" style:family="paragraph">
      <style:paragraph-properties fo:margin-left="0.5in">
        <style:tab-stops/>
      </style:paragraph-properties>
      <style:text-properties fo:font-style="normal" style:font-style-asian="normal" style:font-style-complex="normal"/>
    </style:style>
    <style:style style:name="P41" style:parent-style-name="Caption" style:family="paragraph">
      <style:paragraph-properties fo:margin-left="0.5in">
        <style:tab-stops/>
      </style:paragraph-properties>
      <style:text-properties fo:font-style="normal" style:font-style-asian="normal" style:font-style-complex="normal"/>
    </style:style>
    <style:style style:name="P42" style:parent-style-name="Caption" style:list-style-name="LFO6" style:family="paragraph">
      <style:text-properties fo:font-style="normal" style:font-style-asian="normal" style:font-style-complex="normal"/>
    </style:style>
    <style:style style:name="P43" style:parent-style-name="Caption" style:family="paragraph">
      <style:paragraph-properties fo:margin-left="0.5in">
        <style:tab-stops/>
      </style:paragraph-properties>
      <style:text-properties fo:font-style="normal" style:font-style-asian="normal" style:font-style-complex="normal"/>
    </style:style>
    <style:style style:name="P44" style:parent-style-name="Caption" style:family="paragraph">
      <style:paragraph-properties fo:margin-left="0.5in">
        <style:tab-stops/>
      </style:paragraph-properties>
      <style:text-properties fo:font-style="normal" style:font-style-asian="normal" style:font-style-complex="normal"/>
    </style:style>
    <style:style style:family="graphic" style:name="a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5" draw:id="id0" draw:style-name="a0" draw:name="Frame6" text:anchor-type="paragraph" svg:x="7.61875in" svg:y="7.99306in" svg:width="6.56181in" svg:height="1.38542in" style:rel-width="scale" style:rel-height="scale"><draw:text-box><text:p text:style-name="Caption">Act/Standardize</text:p><text:list text:style-name="LFO1" text:continue-numbering="true"><text:list-item><text:p text:style-name="P2">Continue to dive into the economic status of the island and continue to study why the amount of home-grown foods has diminished.</text:p></text:list-item></text:list></draw:text-box><svg:title/><svg:desc/></draw:frame><draw:frame draw:z-index="4" draw:id="id1" draw:style-name="a1" draw:name="Frame5" text:anchor-type="paragraph" svg:x="7.61875in" svg:y="6.03542in" svg:width="6.56181in" svg:height="1.95139in" style:rel-width="scale" style:rel-height="scale"><draw:text-box><text:p text:style-name="Caption">Check/Evaluate</text:p><text:list text:style-name="LFO2" text:continue-numbering="true"><text:list-item><text:p text:style-name="P3"><text:span text:style-name="T4">Is there an increase in locally grown crops and a decrease in<text:s/></text:span><text:span text:style-name="T5">imported ones?</text:span></text:p></text:list-item><text:list-item><text:p text:style-name="P6"><text:span text:style-name="T7">Is the local economy getting a boost from the increase?</text:span></text:p></text:list-item><text:list-item><text:p text:style-name="P8"><text:span text:style-name="T9">Do the people feel that their lifestyle is simply healthier overall?</text:span></text:p></text:list-item><text:list-item><text:p text:style-name="P10"><text:span text:style-name="T11">Are more people interested in starting to plant?</text:span></text:p></text:list-item></text:list><text:p text:style-name="Framecontents"/></draw:text-box><svg:title/><svg:desc/></draw:frame><draw:frame draw:z-index="3" draw:id="id2" draw:style-name="a2" draw:name="Frame4" text:anchor-type="paragraph" svg:x="7.61875in" svg:y="0.57708in" svg:width="6.56181in" svg:height="5.45764in" style:rel-width="scale" style:rel-height="scale"><draw:text-box><text:p text:style-name="Caption">Countermeasures</text:p><text:list text:style-name="LFO3" text:continue-numbering="true"><text:list-item><text:p text:style-name="P12"><text:span text:style-name="T13">Provide young people a platform to find<text:s/></text:span><text:span text:style-name="T14">fertile land that is available for cultivation</text:span></text:p></text:list-item><text:list-item><text:p text:style-name="P15"><text:span text:style-name="T16">Connect aspiring planters with landowners that wish to up their terrains value through planting food crops and taking care of the soil.</text:span></text:p></text:list-item><text:list-item><text:p text:style-name="P17"><text:span text:style-name="T18">Make sure that the earnings for the crops sold are divided between landow</text:span><text:span text:style-name="T19">ners and cultivators so that the people can get an economic boost and believe that they can have a economically stable future in agriculture.<text:s/></text:span></text:p></text:list-item></text:list><text:p text:style-name="Framecontents"/></draw:text-box><svg:title/><svg:desc/></draw:frame><draw:frame draw:z-index="251659264" draw:id="id3" draw:style-name="a3" draw:name="Frame2" text:anchor-type="paragraph" svg:x="0.00417in" svg:y="3.3375in" svg:width="7.45764in" svg:height="3.47917in" style:rel-width="scale" style:rel-height="scale"><draw:text-box><text:p text:style-name="Caption">Target</text:p><text:list text:style-name="LFO4" text:continue-numbering="true"><text:list-item><text:p text:style-name="P20"><text:span text:style-name="T21">More and more young people exposed to agriculture leads to people being able to live more self</text:span>-<text:span text:style-name="T22">suffici</text:span><text:span text:style-name="T23">ently and inevitably live healthier lives through eating home produced foods.</text:span></text:p></text:list-item><text:list-item><text:p text:style-name="P24">An increase in local produce will inevitably lead to economic growth for the island due to there being more money circulating inside and less money leaving the island.</text:p></text:list-item><text:list-item><text:p text:style-name="P25">Agriculture can expand to the point of money coming in from other countries if we can manage to export good produce<text:s/></text:p></text:list-item></text:list><text:p text:style-name="Framecontents"/></draw:text-box><svg:title/><svg:desc/></draw:frame><draw:frame draw:z-index="2" draw:id="id4" draw:style-name="a4" draw:name="Frame3" text:anchor-type="paragraph" svg:x="0.00417in" svg:y="6.81667in" svg:width="7.45764in" svg:height="2.5625in" style:rel-width="scale" style:rel-height="scale"><draw:text-box><text:p text:style-name="Caption">Causes</text:p><text:list text:style-name="LFO5" text:continue-numbering="true"><text:list-item><text:p text:style-name="P26"><text:span text:style-name="T27">An unbalanced road to modernizing the island led to veering away from one of PR’s biggest strengths, agriculture.</text:span></text:p></text:list-item><text:list-item><text:p text:style-name="P28"><text:span text:style-name="T29">Poor resource administra</text:span><text:span text:style-name="T30">tion and excessive construction led to less and less fertile soil being accessible</text:span><text:s/><text:span text:style-name="T31">for cultivation.</text:span></text:p></text:list-item><text:list-item><text:p text:style-name="P32"><text:span text:style-name="T33">The rise in interest for modern technology, although its positive for the most part, led to interest towards agriculture almost completely faded in the youn</text:span><text:span text:style-name="T34">ger demographic.</text:span></text:p></text:list-item><text:list-item><text:p text:style-name="P35"><text:span text:style-name="T36">The importing of foods resulted to be so easy, that it has become unhealthily essential in modern society due to the fact that its super easy to just go to the store and buy food despite all the genetic mutations and hormones that are used</text:span><text:span text:style-name="T37"><text:s/>in most mass-produced crop fields.</text:span></text:p></text:list-item></text:list><text:p text:style-name="Framecontents"/></draw:text-box><svg:title/><svg:desc/></draw:frame><draw:frame draw:z-index="6" draw:id="id5" draw:style-name="a5" draw:name="Frame7" text:anchor-type="paragraph" svg:x="0.00417in" svg:y="0.00347in" svg:width="4.4875in" svg:height="0.57292in" style:rel-width="scale" style:rel-height="scale"><draw:text-box><text:p text:style-name="Framecontents"/><text:p text:style-name="Caption">Topic: Local Agriculture needs boosting</text:p></draw:text-box><svg:title/><svg:desc/></draw:frame><draw:frame draw:z-index="251658240" draw:id="id6" draw:style-name="a6" draw:name="Frame1" text:anchor-type="paragraph" svg:x="0.00417in" svg:y="0.57639in" svg:width="7.61042in" svg:height="2.76042in" style:rel-width="scale" style:rel-height="scale"><draw:text-box><text:p text:style-name="Caption">Problem Background<text:s/></text:p><text:list text:style-name="LFO6" text:continue-numbering="true"><text:list-item><text:p text:style-name="P38"><text:span text:style-name="T39">A lot of the produce that is consumed locally happens to be imported. However, a lot of these crops can<text:s/></text:span></text:p></text:list-item></text:list><text:p text:style-name="P40">be grown here on this island<text:s/>prosperously due to the tropical climate with sun all year round, high levels<text:s/></text:p><text:p text:style-name="P41">of humidity and lack of harsh cold seasons.</text:p><text:list text:style-name="LFO6" text:continue-numbering="true"><text:list-item><text:p text:style-name="P42">Many people lack a proper path into the field of agriculture whether it be through a lack of accessible<text:s/></text:p></text:list-item></text:list><text:p text:style-name="P43">fertile soil or the fact<text:s/>that it’s risky to go all in in the area due to there being more chances for economic<text:s/></text:p><text:p text:style-name="P44">stability in other fields.</text:p></draw:text-box><svg:title/><svg:desc/></draw:frame><draw:frame draw:z-index="7" draw:id="id7" draw:style-name="a7" draw:name="Frame8" text:anchor-type="paragraph" svg:x="5.2756in" svg:y="-0.0091in" svg:width="4.4875in" svg:height="0.01528in" style:rel-width="scale" style:rel-height="scale"><draw:text-box><text:p text:style-name="Framecontents"/><text:p text:style-name="Caption">Author: Jose Martinez</text:p></draw:text-box><svg:title/><svg:desc/></draw:frame><draw:frame draw:z-index="8" draw:id="id8" draw:style-name="a8" draw:name="Frame9" text:anchor-type="paragraph" svg:x="10.5437in" svg:y="-0.0091in" svg:width="4.4875in" svg:height="0.01528in" style:rel-width="scale" style:rel-height="scale"><draw:text-box><text:p text:style-name="Framecontents"/><text:p text:style-name="Caption">Date: <text:s/>2/2/2022</text:p></draw:text-box><svg:title/><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ko Schütz-Schmuck</meta:initial-creator>
    <dc:creator>Suiza Martinez</dc:creator>
    <meta:creation-date>2022-02-02T01:40:00Z</meta:creation-date>
    <dc:date>2022-02-02T01:40:00Z</dc:date>
    <meta:template xlink:href="Normal" xlink:type="simple"/>
    <meta:editing-cycles>2</meta:editing-cycles>
    <meta:editing-duration>PT60S</meta:editing-duration>
    <meta:document-statistic meta:page-count="1" meta:paragraph-count="1" meta:word-count="1" meta:character-count="10" meta:row-count="1" meta:non-whitespace-character-count="10"/>
  </office:meta>
</office:document-meta>
</file>